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Gidugu" svg:font-family="Gidugu" style:font-pitch="variable"/>
    <style:font-face style:name="Karumbi" svg:font-family="Karumbi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mi10" svg:font-family="cmmi10" style:font-pitch="variable"/>
    <style:font-face style:name="esint10" svg:font-family="esint10" style:font-pitch="variable"/>
    <style:font-face style:name="eufm10" svg:font-family="eufm10" style:font-pitch="variable"/>
    <style:font-face style:name="padmaa-Bold.1.1" svg:font-family="padmaa-Bold.1.1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b9d5"/>
    </style:style>
    <style:style style:name="P2" style:family="paragraph" style:parent-style-name="Standard">
      <style:paragraph-properties fo:text-align="center" style:justify-single-word="false"/>
      <style:text-properties officeooo:paragraph-rsid="000980e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bold" style:text-underline-color="font-color" fo:font-weight="bold" officeooo:paragraph-rsid="000980e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bold" style:text-underline-color="font-color" fo:font-weight="bold" officeooo:rsid="000980ec" officeooo:paragraph-rsid="000980e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4c05" loext:opacity="100%" style:font-name="Lato Black" fo:font-size="20pt" fo:font-weight="bold" officeooo:paragraph-rsid="0008b9d5" fo:background-color="#fffff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dugu" fo:font-size="18pt" officeooo:paragraph-rsid="0008b9d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3pt" style:text-underline-style="dotted" style:text-underline-width="bold" style:text-underline-color="font-color" fo:font-weight="normal" officeooo:paragraph-rsid="000980ec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980e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0980ec" style:font-weight-asian="bold" style:font-weight-complex="bold"/>
    </style:style>
    <style:style style:name="P10" style:family="paragraph" style:parent-style-name="Standard">
      <style:text-properties officeooo:rsid="000980ec" officeooo:paragraph-rsid="000980ec"/>
    </style:style>
    <style:style style:name="P11" style:family="paragraph" style:parent-style-name="Standard">
      <style:text-properties officeooo:paragraph-rsid="000980ec"/>
    </style:style>
    <style:style style:name="P12" style:family="paragraph" style:parent-style-name="Standard">
      <style:text-properties officeooo:rsid="000a4ea9" officeooo:paragraph-rsid="000a4e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9d5" style:font-weight-asian="bold" style:font-weight-complex="bold"/>
    </style:style>
    <style:style style:name="T3" style:family="text">
      <style:text-properties style:font-name="Karumbi" fo:font-weight="bold" style:font-weight-asian="bold" style:font-weight-complex="bold"/>
    </style:style>
    <style:style style:name="T4" style:family="text">
      <style:text-properties style:font-name="Karumbi" fo:font-weight="bold" officeooo:rsid="0008b9d5" style:font-weight-asian="bold" style:font-weight-complex="bold"/>
    </style:style>
    <style:style style:name="T5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officeooo:rsid="000980ec"/>
    </style:style>
    <style:style style:name="T8" style:family="text">
      <style:text-properties style:text-underline-style="none" officeooo:rsid="000980ec"/>
    </style:style>
    <style:style style:name="T9" style:family="text">
      <style:text-properties style:font-name="Lato Thin" fo:font-size="14pt" style:text-underline-style="dotted" style:text-underline-width="bold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style:font-name="Lato Thin" fo:font-size="14pt" style:text-underline-style="dotted" style:text-underline-width="bold" style:text-underline-color="font-color" fo:font-weight="bold" officeooo:rsid="0008b9d5" style:font-size-asian="14pt" style:font-weight-asian="bold" style:font-size-complex="14pt" style:font-weight-complex="bold"/>
    </style:style>
    <style:style style:name="T11" style:family="text">
      <style:text-properties style:font-name="FreeSans" fo:font-size="13pt" style:text-underline-style="dotted" style:text-underline-width="bold" style:text-underline-color="font-color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LTRA COLLEGE OF ENGINEERING &amp; TECHNOLOG</text:p>
      <text:p text:style-name="P5">MADURA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9">Th</text:span><text:span text:style-name="T10">e</text:span><text:span text:style-name="T9"> simplevirus program </text:span><text:span text:style-name="T11"><text:s/></text:span></text:p>
      <text:p text:style-name="P1"><text:span text:style-name="T11"/></text:p>
      <text:p text:style-name="P1"><text:span text:style-name="T11"/></text:p>
      <text:p text:style-name="P8">Description :</text:p>
      <text:p text:style-name="P11"><text:s text:c="16"/>It's easy to solved the probleam.But it's take time.</text:p>
      <text:p text:style-name="P11"><text:s text:c="16"/>The space is increased the problem also increased.</text:p>
      <text:p text:style-name="P11"><text:s text:c="16"/></text:p>
      <text:p text:style-name="P9">Probleam :</text:p>
      <text:p text:style-name="P7"><text:span text:style-name="T8"><text:tab/><text:tab/></text:span><text:span text:style-name="T6">TIME DELAY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2"><text:tab/><text:tab/><text:tab/><text:tab/><text:tab/><text:tab/></text:span><text:span text:style-name="T4">D</text:span><text:span text:style-name="T3">eveloped by</text:span><text:span text:style-name="T4"> :</text:span><text:span text:style-name="T1"> </text:span></text:p>
      <text:p text:style-name="P6"><text:span text:style-name="T2"><text:tab/><text:tab/><text:tab/><text:tab/><text:tab/><text:tab/><text:tab/><text:tab/><text:tab/></text:span><text:span text:style-name="T5">M.Balakrishnan b.Tech(IT)</text:span></text:p>
      <text:p text:style-name="Standard"/>
      <text:p text:style-name="Standard"/>
      <text:p text:style-name="Standard"/>
      <text:p text:style-name="Standard"/>
      <text:p text:style-name="P2"><text:soft-page-break/></text:p>
      <text:p text:style-name="P3"><text:span text:style-name="T7">simplevirus - 1</text:span></text:p>
      <text:p text:style-name="Standard">#include&lt;stdio.h&gt;</text:p>
      <text:p text:style-name="Standard">void main()</text:p>
      <text:p text:style-name="Standard">{</text:p>
      <text:p text:style-name="Standard"><text:s text:c="8"/>FILE *fp,*fpp;</text:p>
      <text:p text:style-name="Standard"><text:s text:c="8"/>char c;</text:p>
      <text:p text:style-name="Standard"><text:s text:c="8"/>//this is the original source good file.</text:p>
      <text:p text:style-name="Standard"><text:s text:c="8"/>fp=fopen("/home/gg/Desktop/test_py/te.py","r");</text:p>
      <text:p text:style-name="Standard"><text:s text:c="8"/>if(fp == NULL)</text:p>
      <text:p text:style-name="Standard"><text:s text:c="8"/>{</text:p>
      <text:p text:style-name="Standard"><text:s text:c="16"/>printf("file not found");</text:p>
      <text:p text:style-name="Standard"><text:s text:c="8"/>}</text:p>
      <text:p text:style-name="Standard"><text:s text:c="8"/>else</text:p>
      <text:p text:style-name="Standard"><text:s text:c="8"/>{ <text:s text:c="14"/>//creat the another one python file this is simplevirus python file</text:p>
      <text:p text:style-name="Standard"><text:s text:c="16"/>fpp=fopen("/home/gg/Desktop/test_py/ok.py","w");</text:p>
      <text:p text:style-name="Standard"><text:s text:c="16"/>fclose(fpp);</text:p>
      <text:p text:style-name="Standard"><text:s text:c="16"/></text:p>
      <text:p text:style-name="Standard"><text:s text:c="16"/>//again openthe file append mode.</text:p>
      <text:p text:style-name="Standard"><text:s text:c="16"/>printf("file creation done\n");</text:p>
      <text:p text:style-name="Standard"><text:s text:c="16"/>fpp=fopen("/home/gg/Desktop/test_py/ok.py","a");</text:p>
      <text:p text:style-name="Standard"><text:s text:c="16"/>while(c != EOF)</text:p>
      <text:p text:style-name="Standard"><text:s text:c="16"/>{</text:p>
      <text:p text:style-name="Standard"><text:s text:c="24"/>c=getc(fp);</text:p>
      <text:p text:style-name="Standard"><text:s text:c="24"/>if(c == 32)/*if any backspace is came in the source file then "!" is start the print the error_file(ok.py) </text:p>
      <text:p text:style-name="Standard"><text:s text:c="24"/>,not a original file*/</text:p>
      <text:p text:style-name="Standard"><text:s text:c="24"/>{</text:p>
      <text:p text:style-name="Standard"><text:s text:c="32"/>fputc('!',fpp);</text:p>
      <text:p text:style-name="Standard"><text:s text:c="24"/>}</text:p>
      <text:p text:style-name="Standard"><text:s text:c="24"/>fputc(c,fpp); <text:s text:c="7"/></text:p>
      <text:p text:style-name="Standard"><text:s text:c="16"/>}</text:p>
      <text:p text:style-name="Standard"><text:s text:c="16"/>fclose(fp);</text:p>
      <text:p text:style-name="Standard"><text:s text:c="16"/>fclose(fpp);</text:p>
      <text:p text:style-name="Standard"><text:s text:c="16"/>//confermation message.</text:p>
      <text:p text:style-name="Standard"><text:s text:c="16"/>printf("Virus upload Successfully...\n");</text:p>
      <text:p text:style-name="Standard"><text:s text:c="8"/>} <text:s text:c="5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//This is the ok.py simplevirus program. The space is replaced the -&gt; "!"</text:p>
      <text:p text:style-name="Standard">/* <text:s text:c="4"/>-------------------OUTPUT-----------------------</text:p>
      <text:p text:style-name="Standard"/>
      <text:p text:style-name="Standard"/>
      <text:p text:style-name="Standard">import! numpy! as! np</text:p>
      <text:p text:style-name="Standard">a! =! np.array([[0,0,0],[0,0,0],[0,0,0]])</text:p>
      <text:p text:style-name="Standard">b! =! np.array([[0,0,0],[0,0,0],[0,0,0]])</text:p>
      <text:p text:style-name="Standard">print("Enter! the! of! first! array:")</text:p>
      <text:p text:style-name="Standard">for! i! in! range(3):</text:p>
      <text:p text:style-name="Standard">! ! ! ! ! ! ! ! for! j! in! range(3):! ! ! ! ! ! ! ! </text:p>
      <text:p text:style-name="Standard">! ! ! ! ! ! ! ! ! ! ! ! ! ! ! ! a[i][j]=int(input("Enter! the! element! :! "))</text:p>
      <text:p text:style-name="Standard">print("Enter! the! second! array:! ")</text:p>
      <text:p text:style-name="Standard">for! k! in! range(3):</text:p>
      <text:p text:style-name="Standard">! ! ! ! ! ! ! ! for! l! in! range(3):! ! ! ! ! ! ! ! </text:p>
      <text:p text:style-name="Standard">! ! ! ! ! ! ! ! ! ! ! ! ! ! ! ! b[k][l]=int(input("enter! the! element! :"))</text:p>
      <text:p text:style-name="Standard">print(a+b)</text:p>
      <text:p text:style-name="Standard">\FF</text:p>
      <text:p text:style-name="Standard">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simplevirus - 2</text:p>
      <text:p text:style-name="Standard">#include&lt;stdio.h&gt;</text:p>
      <text:p text:style-name="Standard">void main()</text:p>
      <text:p text:style-name="Standard">{</text:p>
      <text:p text:style-name="Standard"><text:s text:c="8"/>FILE *fp,*fpp;</text:p>
      <text:p text:style-name="Standard"><text:s text:c="8"/>int d;</text:p>
      <text:p text:style-name="Standard"><text:s text:c="8"/>char c;</text:p>
      <text:p text:style-name="Standard"/>
      <text:p text:style-name="Standard"><text:s text:c="8"/>//location of target python file</text:p>
      <text:p text:style-name="Standard"><text:s text:c="8"/>fp=fopen("/home/gg/Desktop/test_py/te.py","r");</text:p>
      <text:p text:style-name="Standard"><text:s text:c="8"/>if(fp == NULL)</text:p>
      <text:p text:style-name="Standard"><text:s text:c="8"/>{</text:p>
      <text:p text:style-name="Standard"><text:s text:c="16"/>printf("file not found");</text:p>
      <text:p text:style-name="Standard"><text:s text:c="8"/>}</text:p>
      <text:p text:style-name="Standard"><text:s text:c="8"/>else</text:p>
      <text:p text:style-name="Standard"><text:s text:c="8"/>{</text:p>
      <text:p text:style-name="P12"><text:tab/>//new file creation.This is the simplevirus file. it's a ok.py</text:p>
      <text:p text:style-name="P11"><text:s text:c="16"/>fpp=fopen("/home/gg/Desktop/test_py/ok.py","w");</text:p>
      <text:p text:style-name="P11"/>
      <text:p text:style-name="Standard"><text:s text:c="16"/>fclose(fpp);</text:p>
      <text:p text:style-name="Standard"><text:s text:c="16"/>printf("file creation done");</text:p>
      <text:p text:style-name="Standard"><text:s text:c="16"/>fpp=fopen("/home/gg/Desktop/test_py/ok.py","a");</text:p>
      <text:p text:style-name="Standard"><text:s text:c="16"/>while(c != EOF)</text:p>
      <text:p text:style-name="Standard"><text:s text:c="16"/>{</text:p>
      <text:p text:style-name="Standard"><text:s text:c="24"/>c=getc(fp);</text:p>
      <text:p text:style-name="Standard"><text:s text:c="24"/>if(c == 32)// Which time space is came in program that time if condition is true.</text:p>
      <text:p text:style-name="Standard"><text:s text:c="24"/>{</text:p>
      <text:p text:style-name="Standard"><text:s text:c="31"/>c='\n';// it's goto next line of the text <text:s text:c="7"/></text:p>
      <text:p text:style-name="Standard"><text:s text:c="24"/>}</text:p>
      <text:p text:style-name="Standard"><text:s text:c="24"/>fputc(c,fpp);</text:p>
      <text:p text:style-name="Standard"><text:s text:c="16"/>}</text:p>
      <text:p text:style-name="Standard"><text:s text:c="16"/>fclose(fp);</text:p>
      <text:p text:style-name="Standard"><text:s text:c="16"/>fclose(fpp);</text:p>
      <text:p text:style-name="Standard"><text:s text:c="16"/>printf("Virus upload Successfully...\n");</text:p>
      <text:p text:style-name="Standard"><text:s text:c="8"/>} <text:s text:c="6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/* <text:s/>----------------------OUTPUT-------------------------</text:p>
      <text:p text:style-name="Standard"/>
      <text:p text:style-name="Standard">import</text:p>
      <text:p text:style-name="Standard">numpy</text:p>
      <text:p text:style-name="Standard">as</text:p>
      <text:p text:style-name="Standard">np</text:p>
      <text:p text:style-name="Standard">a</text:p>
      <text:p text:style-name="Standard">=</text:p>
      <text:p text:style-name="Standard">np.array([[0,0,0],[0,0,0],[0,0,0]])</text:p>
      <text:p text:style-name="Standard">b</text:p>
      <text:p text:style-name="Standard">=</text:p>
      <text:p text:style-name="Standard">np.array([[0,0,0],[0,0,0],[0,0,0]])</text:p>
      <text:p text:style-name="Standard">print("Enter</text:p>
      <text:p text:style-name="Standard">the</text:p>
      <text:p text:style-name="Standard">of</text:p>
      <text:p text:style-name="Standard">first</text:p>
      <text:p text:style-name="Standard">array:")</text:p>
      <text:p text:style-name="Standard">for</text:p>
      <text:p text:style-name="Standard">i</text:p>
      <text:p text:style-name="Standard">in</text:p>
      <text:p text:style-name="Standard">range(3)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r</text:p>
      <text:p text:style-name="Standard">j</text:p>
      <text:p text:style-name="Standard">in</text:p>
      <text:p text:style-name="Standard">range(3)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[i][j]=int(input("Enter</text:p>
      <text:p text:style-name="Standard">the</text:p>
      <text:p text:style-name="Standard">element</text:p>
      <text:p text:style-name="Standard">:</text:p>
      <text:p text:style-name="Standard">"))</text:p>
      <text:p text:style-name="Standard">print("Enter</text:p>
      <text:p text:style-name="Standard">the</text:p>
      <text:p text:style-name="Standard">second</text:p>
      <text:p text:style-name="Standard">array:</text:p>
      <text:p text:style-name="Standard">")</text:p>
      <text:p text:style-name="Standard">for</text:p>
      <text:p text:style-name="Standard">k</text:p>
      <text:p text:style-name="Standard">in</text:p>
      <text:p text:style-name="Standard">range(3)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r</text:p>
      <text:p text:style-name="Standard">l</text:p>
      <text:p text:style-name="Standard">in</text:p>
      <text:p text:style-name="Standard">range(3)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b[k][l]=int(input("enter</text:p>
      <text:p text:style-name="Standard">the</text:p>
      <text:p text:style-name="Standard">element</text:p>
      <text:p text:style-name="Standard">:"))</text:p>
      <text:p text:style-name="Standard">print(a+b) 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Gidugu" svg:font-family="Gidugu" style:font-pitch="variable"/>
    <style:font-face style:name="Karumbi" svg:font-family="Karumbi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mi10" svg:font-family="cmmi10" style:font-pitch="variable"/>
    <style:font-face style:name="esint10" svg:font-family="esint10" style:font-pitch="variable"/>
    <style:font-face style:name="eufm10" svg:font-family="eufm10" style:font-pitch="variable"/>
    <style:font-face style:name="padmaa-Bold.1.1" svg:font-family="padmaa-Bold.1.1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42:42.053061592</meta:creation-date>
    <dc:date>2023-03-31T10:06:39.517703958</dc:date>
    <meta:editing-duration>PT1M36S</meta:editing-duration>
    <meta:editing-cycles>1</meta:editing-cycles>
    <meta:document-statistic meta:table-count="0" meta:image-count="0" meta:object-count="0" meta:page-count="7" meta:paragraph-count="144" meta:word-count="392" meta:character-count="3569" meta:non-whitespace-character-count="2305"/>
    <meta:generator>LibreOffice/7.3.7.2$Linux_X86_64 LibreOffice_project/30$Build-2</meta:generator>
  </office:meta>
</office:document-meta>
</file>